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Link" style:data-style-name="N0">
      <style:text-properties fo:color="#467886" style:text-underline-style="solid" style:text-underline-type="single"/>
    </style:style>
    <style:style style:name="ce8" style:family="table-cell" style:parent-style-name="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4.85069444444444cm"/>
    </style:style>
    <style:style style:name="co2" style:family="table-column">
      <style:table-column-properties fo:break-before="auto" style:column-width="2.15194444444444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4.56847222222222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43277777777778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31611111111111cm"/>
    </style:style>
    <style:style style:name="co9" style:family="table-column">
      <style:table-column-properties fo:break-before="auto" style:column-width="2.68111111111111cm"/>
    </style:style>
    <style:style style:name="co10" style:family="table-column">
      <style:table-column-properties fo:break-before="auto" style:column-width="4.74486111111111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" table:default-cell-style-name="ce1"/>
        <table:table-column table:style-name="co5" table:number-columns-repeated="16363" table:default-cell-style-name="ce1"/>
        <table:table-row table:style-name="ro1">
          <table:table-cell office:value-type="string" table:style-name="ce2">
            <text:p>Component</text:p>
          </table:table-cell>
          <table:table-cell office:value-type="string" table:style-name="ce2">
            <text:p>qty pr board</text:p>
          </table:table-cell>
          <table:table-cell office:value-type="string" table:style-name="ce2">
            <text:p>Price unit</text:p>
          </table:table-cell>
          <table:table-cell office:value-type="string" table:style-name="ce2">
            <text:p>Price tot.</text:p>
          </table:table-cell>
          <table:table-cell office:value-type="string" table:style-name="ce2">
            <text:p>Link</text:p>
          </table:table-cell>
          <table:table-cell table:number-columns-repeated="16" table:style-name="ce2"/>
          <table:table-cell table:number-columns-repeated="16363"/>
        </table:table-row>
        <table:table-row table:style-name="ro1">
          <table:table-cell office:value-type="string" table:style-name="ce2">
            <text:p>LBAA0XV2GT-001</text:p>
          </table:table-cell>
          <table:table-cell office:value-type="float" office:value="1" table:style-name="ce2">
            <text:p>1</text:p>
          </table:table-cell>
          <table:table-cell office:value-type="float" office:value="94.5" table:style-name="ce2">
            <text:p>94.5</text:p>
          </table:table-cell>
          <table:table-cell office:value-type="float" office:value="94.5" table:formula="of:=[.B2]*[.C2]" table:style-name="ce2">
            <text:p>94.5</text:p>
          </table:table-cell>
          <table:table-cell office:value-type="string" table:number-columns-spanned="17" table:number-rows-spanned="1" table:style-name="ce5">
            <text:p><text:a xlink:href="https://eu.mouser.com/ProductDetail/Murata-Electronics/LBAA0XV2GT-001?qs=2wMNvWM5ZX62gobY4BYcIQ%3D%3D&amp;utm_source=octopart&amp;utm_medium=aggregator&amp;utm_campaign=81-LBAA0XV2GT-001&amp;utm_content=Murata">https://eu.mouser.com/ProductDetail/Murata-Electronics/LBAA0XV2GT-001?qs=2wMNvWM5ZX62gobY4BYcIQ%3D%3D&amp;utm_source=octopart&amp;utm_medium=aggregator&amp;utm_campaign=81-LBAA0XV2GT-001&amp;utm_content=Murata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RFM96W-433S2</text:p>
          </table:table-cell>
          <table:table-cell office:value-type="float" office:value="1" table:style-name="ce2">
            <text:p>1</text:p>
          </table:table-cell>
          <table:table-cell office:value-type="float" office:value="54.82" table:style-name="ce2">
            <text:p>54.82</text:p>
          </table:table-cell>
          <table:table-cell office:value-type="float" office:value="54.82" table:formula="of:=[.B3]*[.C3]" table:style-name="ce2">
            <text:p>54.82</text:p>
          </table:table-cell>
          <table:table-cell office:value-type="string" table:number-columns-spanned="17" table:number-rows-spanned="1" table:style-name="ce5">
            <text:p><text:a xlink:href="https://www.tme.eu/it/en/details/rfm96w-433s2/rf-modules/hope-microelectronics/?utm_source=octopart.com&amp;utm_medium=cpc&amp;utm_campaign=compare-2025-04-06-IT">https://www.tme.eu/it/en/details/rfm96w-433s2/rf-modules/hope-microelectronics/?utm_source=octopart.com&amp;utm_medium=cpc&amp;utm_campaign=compare-2025-04-06-IT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LM1117MPX-3.3</text:p>
          </table:table-cell>
          <table:table-cell office:value-type="float" office:value="3" table:style-name="ce2">
            <text:p>3</text:p>
          </table:table-cell>
          <table:table-cell office:value-type="float" office:value="7.03" table:style-name="ce3">
            <text:p>7.03</text:p>
          </table:table-cell>
          <table:table-cell office:value-type="float" office:value="21.09" table:formula="of:=[.B4]*[.C4]" table:style-name="ce2">
            <text:p>21.09</text:p>
          </table:table-cell>
          <table:table-cell office:value-type="string" table:number-columns-spanned="17" table:number-rows-spanned="1" table:style-name="ce5">
            <text:p><text:a xlink:href="https://eu.mouser.com/ProductDetail/Texas-Instruments/LM1117MPX-3.3-NOPB?qs=X1J7HmVL2ZHRbBIxXi4utg%3D%3D">https://eu.mouser.com/ProductDetail/Texas-Instruments/LM1117MPX-3.3-NOPB?qs=X1J7HmVL2ZHRbBIxXi4utg%3D%3D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ESP32-S3-WROOM-1-N8R8</text:p>
          </table:table-cell>
          <table:table-cell office:value-type="float" office:value="1" table:style-name="ce2">
            <text:p>1</text:p>
          </table:table-cell>
          <table:table-cell office:value-type="float" office:value="25.7" table:style-name="ce3">
            <text:p>25.7</text:p>
          </table:table-cell>
          <table:table-cell office:value-type="float" office:value="25.7" table:formula="of:=[.B5]*[.C5]" table:style-name="ce2">
            <text:p>25.7</text:p>
          </table:table-cell>
          <table:table-cell office:value-type="string" table:number-columns-spanned="17" table:number-rows-spanned="1" table:style-name="ce5">
            <text:p><text:a xlink:href="https://www.mouser.dk/ProductDetail/Espressif-Systems/ESP32-S3-WROOM-1-N8R8?qs=7D1LtPJG0i3%2F28hKFavOpQ%3D%3D&amp;utm_source=octopart&amp;utm_medium=aggregator&amp;utm_campaign=356-EP32S3WROOM1N8R8&amp;utm_content=Espressif">https://www.mouser.dk/ProductDetail/Espressif-Systems/ESP32-S3-WROOM-1-N8R8?qs=7D1LtPJG0i3%2F28hKFavOpQ%3D%3D&amp;utm_source=octopart&amp;utm_medium=aggregator&amp;utm_campaign=356-EP32S3WROOM1N8R8&amp;utm_content=Espressif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USB-C</text:p>
          </table:table-cell>
          <table:table-cell office:value-type="float" office:value="1" table:style-name="ce2">
            <text:p>1</text:p>
          </table:table-cell>
          <table:table-cell office:value-type="float" office:value="6.13" table:style-name="ce3">
            <text:p>6.13</text:p>
          </table:table-cell>
          <table:table-cell office:value-type="float" office:value="6.13" table:formula="of:=[.B6]*[.C6]" table:style-name="ce2">
            <text:p>6.13</text:p>
          </table:table-cell>
          <table:table-cell office:value-type="string" table:number-columns-spanned="17" table:number-rows-spanned="1" table:style-name="ce5">
            <text:p><text:a xlink:href="https://dk.farnell.com/gct-global-connector-technology/usb4105-gf-a/usb-conn-2-0-type-c-rcpt-16pos/dp/3588205?CMP=GRHB-OCTOPART">https://dk.farnell.com/gct-global-connector-technology/usb4105-gf-a/usb-conn-2-0-type-c-rcpt-16pos/dp/3588205?CMP=GRHB-OCTOPART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SMA-connectors</text:p>
          </table:table-cell>
          <table:table-cell office:value-type="float" office:value="3" table:style-name="ce2">
            <text:p>3</text:p>
          </table:table-cell>
          <table:table-cell office:value-type="float" office:value="17.03" table:style-name="ce3">
            <text:p>17.03</text:p>
          </table:table-cell>
          <table:table-cell office:value-type="float" office:value="51.09" table:formula="of:=[.B7]*[.C7]" table:style-name="ce2">
            <text:p>51.09</text:p>
          </table:table-cell>
          <table:table-cell office:value-type="string" table:number-columns-spanned="17" table:number-rows-spanned="1" table:style-name="ce5">
            <text:p><text:a xlink:href="https://www.mouser.dk/ProductDetail/RF-Solutions/CON-SMA-EDGE?qs=UkDUCjYnTB3wOPRCaplkvw%3D%3D&amp;srsltid=AfmBOop7nwTGRf0TI4P7rwXoPKXuMwG0IWviq2iy2tuVeX4ooc8SPY_n9-A&amp;gQT=2">https://www.mouser.dk/ProductDetail/RF-Solutions/CON-SMA-EDGE?qs=UkDUCjYnTB3wOPRCaplkvw%3D%3D&amp;srsltid=AfmBOop7nwTGRf0TI4P7rwXoPKXuMwG0IWviq2iy2tuVeX4ooc8SPY_n9-A&amp;gQT=2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USB-UART</text:p>
          </table:table-cell>
          <table:table-cell office:value-type="float" office:value="1" table:style-name="ce2">
            <text:p>1</text:p>
          </table:table-cell>
          <table:table-cell office:value-type="float" office:value="34.06" table:style-name="ce3">
            <text:p>34.06</text:p>
          </table:table-cell>
          <table:table-cell office:value-type="float" office:value="34.06" table:formula="of:=[.B8]*[.C8]" table:style-name="ce2">
            <text:p>34.06</text:p>
          </table:table-cell>
          <table:table-cell office:value-type="string" table:number-columns-spanned="17" table:number-rows-spanned="1" table:style-name="ce5">
            <text:p><text:a xlink:href="https://www.mouser.dk/ProductDetail/FTDI/FT232RNL-REEL?qs=By6Nw2ByBD3LSfXryh9qRQ%3D%3D">https://www.mouser.dk/ProductDetail/FTDI/FT232RNL-REEL?qs=By6Nw2ByBD3LSfXryh9qRQ%3D%3D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SD-card socket</text:p>
          </table:table-cell>
          <table:table-cell office:value-type="float" office:value="1" table:style-name="ce2">
            <text:p>1</text:p>
          </table:table-cell>
          <table:table-cell office:value-type="float" office:value="11.58" table:style-name="ce3">
            <text:p>11.58</text:p>
          </table:table-cell>
          <table:table-cell office:value-type="float" office:value="11.58" table:formula="of:=[.B9]*[.C9]" table:style-name="ce2">
            <text:p>11.58</text:p>
          </table:table-cell>
          <table:table-cell office:value-type="string" table:number-columns-spanned="17" table:number-rows-spanned="1" table:style-name="ce5">
            <text:p><text:a xlink:href="https://www.mouser.dk/ProductDetail/Amphenol-Commercial-Products/1140084168?qs=tcdQdce0DUrgPsHyuD5Law%3D%3D">https://www.mouser.dk/ProductDetail/Amphenol-Commercial-Products/1140084168?qs=tcdQdce0DUrgPsHyuD5Law%3D%3D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Switches</text:p>
          </table:table-cell>
          <table:table-cell office:value-type="float" office:value="2" table:style-name="ce2">
            <text:p>2</text:p>
          </table:table-cell>
          <table:table-cell office:value-type="float" office:value="1.21" table:style-name="ce2">
            <text:p>1.21</text:p>
          </table:table-cell>
          <table:table-cell office:value-type="float" office:value="2.42" table:formula="of:=[.B10]*[.C10]" table:style-name="ce2">
            <text:p>2.42</text:p>
          </table:table-cell>
          <table:table-cell office:value-type="string" table:number-columns-spanned="17" table:number-rows-spanned="1" table:style-name="ce5">
            <text:p><text:a xlink:href="https://www.mouser.co.uk/ProductDetail/E-Switch/TL3305BF100QG?qs=IKkN%2F947nfDIPwqPQja%252BvQ%3D%3D">https://www.mouser.co.uk/ProductDetail/E-Switch/TL3305BF100QG?qs=IKkN%2F947nfDIPwqPQja%252BvQ%3D%3D</text:a></text:p>
          </table:table-cell>
          <table:covered-table-cell table:number-columns-repeated="16"/>
          <table:table-cell table:number-columns-repeated="16363"/>
        </table:table-row>
        <table:table-row table:style-name="ro1">
          <table:table-cell office:value-type="string" table:style-name="ce2">
            <text:p>Inductors</text:p>
          </table:table-cell>
          <table:table-cell office:value-type="float" office:value="1" table:style-name="ce2">
            <text:p>1</text:p>
          </table:table-cell>
          <table:table-cell office:value-type="float" office:value="1.78" table:style-name="ce2">
            <text:p>1.78</text:p>
          </table:table-cell>
          <table:table-cell office:value-type="float" office:value="1.78" table:formula="of:=[.B11]*[.C11]" table:style-name="ce2">
            <text:p>1.78</text:p>
          </table:table-cell>
          <table:table-cell office:value-type="string" table:style-name="ce2">
            <text:p><text:a xlink:href="https://www.mouser.dk/ProductDetail/ABRACON/ASPI-4030S-100M-T?qs=BLmuIjeT3qH3cD5M%252B06ufg%3D%3D&amp;srsltid=AfmBOopPONM_bxTOehzf62YUE3BzLkZCJ9owNEQ6jNABJnpy_IHRuG-N">https://www.mouser.dk/ProductDetail/ABRACON/ASPI-4030S-100M-T?qs=BLmuIjeT3qH3cD5M%252B06ufg%3D%3D&amp;srsltid=AfmBOopPONM_bxTOehzf62YUE3BzLkZCJ9owNEQ6jNABJnpy_IHRuG-N</text:a></text:p>
          </table:table-cell>
          <table:table-cell table:number-columns-repeated="16" table:style-name="ce2"/>
          <table:table-cell table:number-columns-repeated="16363"/>
        </table:table-row>
        <table:table-row table:number-rows-repeated="3" table:style-name="ro1">
          <table:table-cell table:number-columns-repeated="21" table:style-name="ce2"/>
          <table:table-cell table:number-columns-repeated="16363"/>
        </table:table-row>
        <table:table-row table:style-name="ro1">
          <table:table-cell office:value-type="string" table:number-columns-spanned="3" table:number-rows-spanned="1" table:style-name="ce5">
            <text:p>Komponenter pr board:</text:p>
          </table:table-cell>
          <table:covered-table-cell table:number-columns-repeated="2"/>
          <table:table-cell office:value-type="float" office:value="303.16999999999996" table:formula="of:=SUM([.D2:.D13])" table:style-name="ce2">
            <text:p>303.17</text:p>
          </table:table-cell>
          <table:table-cell office:value-type="string" table:style-name="ce2">
            <text:p>dkk</text:p>
          </table:table-cell>
          <table:table-cell table:number-columns-repeated="16" table:style-name="ce2"/>
          <table:table-cell table:number-columns-repeated="16363"/>
        </table:table-row>
        <table:table-row table:number-rows-repeated="8" table:style-name="ro1">
          <table:table-cell table:number-columns-repeated="21" table:style-name="ce2"/>
          <table:table-cell table:number-columns-repeated="16363"/>
        </table:table-row>
        <table:table-row table:style-name="ro2">
          <table:table-cell office:value-type="string" table:style-name="ce4">
            <text:p>PCB prisoverslag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pris pr pcb</text:p>
          </table:table-cell>
          <table:table-cell office:value-type="string" table:style-name="ce2">
            <text:p>pris total</text:p>
          </table:table-cell>
          <table:table-cell table:number-columns-repeated="17" table:style-name="ce2"/>
          <table:table-cell table:number-columns-repeated="16363"/>
        </table:table-row>
        <table:table-row table:style-name="ro1">
          <table:table-cell office:value-type="string" table:style-name="ce2">
            <text:p>5 PCB’er med ENIG</text:p>
          </table:table-cell>
          <table:table-cell office:value-type="float" office:value="5" table:style-name="ce2">
            <text:p>5</text:p>
          </table:table-cell>
          <table:table-cell office:value-type="float" office:value="25.547999999999998" table:formula="of:=[.D25]/[.B25]" table:style-name="ce2">
            <text:p>25.548</text:p>
          </table:table-cell>
          <table:table-cell office:value-type="float" office:value="127.74" table:style-name="ce3">
            <text:p>127.74</text:p>
          </table:table-cell>
          <table:table-cell office:value-type="string" table:style-name="ce2">
            <text:p><text:a xlink:href="https://cart.jlcpcb.com/quote?orderType=1&amp;stencilLayer=2&amp;stencilWidth=100&amp;stencilLength=100&amp;stencilCounts=5&amp;spm=Jlcpcb.Homepage.1010">https://cart.jlcpcb.com/quote?orderType=1&amp;stencilLayer=2&amp;stencilWidth=100&amp;stencilLength=100&amp;stencilCounts=5&amp;spm=Jlcpcb.Homepage.1010</text:a></text:p>
          </table:table-cell>
          <table:table-cell table:number-columns-repeated="16" table:style-name="ce2"/>
          <table:table-cell table:number-columns-repeated="16363"/>
        </table:table-row>
        <table:table-row table:style-name="ro1">
          <table:table-cell office:value-type="string" table:style-name="ce2">
            <text:p>10 PCB’er med ENIG</text:p>
          </table:table-cell>
          <table:table-cell office:value-type="float" office:value="10" table:style-name="ce2">
            <text:p>10</text:p>
          </table:table-cell>
          <table:table-cell office:value-type="float" office:value="15.508000000000001" table:formula="of:=[.D26]/[.B26]" table:style-name="ce2">
            <text:p>15.508</text:p>
          </table:table-cell>
          <table:table-cell office:value-type="float" office:value="155.08000000000001" table:style-name="ce3">
            <text:p>155.08</text:p>
          </table:table-cell>
          <table:table-cell table:number-columns-repeated="17" table:style-name="ce2"/>
          <table:table-cell table:number-columns-repeated="16363"/>
        </table:table-row>
        <table:table-row table:number-rows-repeated="6" table:style-name="ro1">
          <table:table-cell table:number-columns-repeated="21" table:style-name="ce2"/>
          <table:table-cell table:number-columns-repeated="16363"/>
        </table:table-row>
        <table:table-row table:style-name="ro2">
          <table:table-cell office:value-type="string" table:style-name="ce4">
            <text:p>Endelig pris pr board: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stk</text:p>
          </table:table-cell>
          <table:table-cell office:value-type="string" table:style-name="ce2">
            <text:p>tot ca. Dkk</text:p>
          </table:table-cell>
          <table:table-cell office:value-type="string" table:style-name="ce2">
            <text:p><text:s/>Her kommer der lige fragt oveni</text:p>
          </table:table-cell>
          <table:table-cell table:number-columns-repeated="16" table:style-name="ce2"/>
          <table:table-cell table:number-columns-repeated="16363"/>
        </table:table-row>
        <table:table-row table:style-name="ro1">
          <table:table-cell table:style-name="ce2"/>
          <table:table-cell office:value-type="float" office:value="5" table:style-name="ce2">
            <text:p>5</text:p>
          </table:table-cell>
          <table:table-cell office:value-type="float" office:value="328.71799999999996" table:formula="of:=[.D15]+[.C25]" table:style-name="ce2">
            <text:p>328.718</text:p>
          </table:table-cell>
          <table:table-cell office:value-type="float" office:value="1643.5899999999997" table:formula="of:=[.B34]*[.C34]" table:style-name="ce2">
            <text:p>1643.59</text:p>
          </table:table-cell>
          <table:table-cell table:number-columns-repeated="17" table:style-name="ce2"/>
          <table:table-cell table:number-columns-repeated="16363"/>
        </table:table-row>
        <table:table-row table:style-name="ro1"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318.67799999999994" table:formula="of:=[.C26]+[.D15]" table:style-name="ce2">
            <text:p>318.678</text:p>
          </table:table-cell>
          <table:table-cell office:value-type="float" office:value="3186.7799999999993" table:formula="of:=[.B35]*[.C35]" table:style-name="ce2">
            <text:p>3186.78</text:p>
          </table:table-cell>
          <table:table-cell table:number-columns-repeated="17" table:style-name="ce2"/>
          <table:table-cell table:number-columns-repeated="16363"/>
        </table:table-row>
        <table:table-row table:number-rows-repeated="3" table:style-name="ro1">
          <table:table-cell table:number-columns-repeated="21" table:style-name="ce2"/>
          <table:table-cell table:number-columns-repeated="16363"/>
        </table:table-row>
        <table:table-row table:style-name="ro1">
          <table:table-cell office:value-type="string" table:number-columns-spanned="1" table:number-rows-spanned="4" table:style-name="ce6">
            <text:p>Alternativ hvor køber 5 PCB’er. Men kun monterer et par stykker</text:p>
          </table:table-cell>
          <table:table-cell office:value-type="float" office:value="2" table:style-name="ce2">
            <text:p>2</text:p>
          </table:table-cell>
          <table:table-cell office:value-type="float" office:value="367.03999999999996" table:formula="of:=[.D39]/[.B39]" table:style-name="ce2">
            <text:p>367.04</text:p>
          </table:table-cell>
          <table:table-cell office:value-type="float" office:value="734.07999999999993" table:formula="of:=[.$D$15]*[.B39]+[.$D$25]" table:style-name="ce2">
            <text:p>734.08</text:p>
          </table:table-cell>
          <table:table-cell table:number-columns-repeated="17" table:style-name="ce2"/>
          <table:table-cell table:number-columns-repeated="16363"/>
        </table:table-row>
        <table:table-row table:style-name="ro1">
          <table:covered-table-cell/>
          <table:table-cell office:value-type="float" office:value="3" table:style-name="ce2">
            <text:p>3</text:p>
          </table:table-cell>
          <table:table-cell office:value-type="float" office:value="345.74999999999994" table:formula="of:=[.D40]/[.B40]" table:style-name="ce2">
            <text:p>345.75</text:p>
          </table:table-cell>
          <table:table-cell office:value-type="float" office:value="1037.2499999999998" table:formula="of:=[.$D$15]*[.B40]+[.$D$25]" table:style-name="ce2">
            <text:p>1037.25</text:p>
          </table:table-cell>
          <table:table-cell table:number-columns-repeated="17" table:style-name="ce2"/>
          <table:table-cell table:number-columns-repeated="16363"/>
        </table:table-row>
        <table:table-row table:style-name="ro1">
          <table:covered-table-cell/>
          <table:table-cell office:value-type="float" office:value="4" table:style-name="ce2">
            <text:p>4</text:p>
          </table:table-cell>
          <table:table-cell office:value-type="float" office:value="335.10499999999996" table:formula="of:=[.D41]/[.B41]" table:style-name="ce2">
            <text:p>335.105</text:p>
          </table:table-cell>
          <table:table-cell office:value-type="float" office:value="1340.4199999999998" table:formula="of:=[.$D$15]*[.B41]+[.$D$25]" table:style-name="ce2">
            <text:p>1340.42</text:p>
          </table:table-cell>
          <table:table-cell table:number-columns-repeated="17" table:style-name="ce2"/>
          <table:table-cell table:number-columns-repeated="16363"/>
        </table:table-row>
        <table:table-row table:style-name="ro1">
          <table:covered-table-cell/>
          <table:table-cell office:value-type="float" office:value="5" table:style-name="ce2">
            <text:p>5</text:p>
          </table:table-cell>
          <table:table-cell office:value-type="float" office:value="328.71799999999996" table:formula="of:=[.D42]/[.B42]" table:style-name="ce2">
            <text:p>328.718</text:p>
          </table:table-cell>
          <table:table-cell office:value-type="float" office:value="1643.59" table:formula="of:=[.$D$15]*[.B42]+[.$D$25]" table:style-name="ce2">
            <text:p>1643.59</text:p>
          </table:table-cell>
          <table:table-cell table:number-columns-repeated="17" table:style-name="ce2"/>
          <table:table-cell table:number-columns-repeated="16363"/>
        </table:table-row>
        <table:table-row table:number-rows-repeated="1048534" table:style-name="ro1">
          <table:table-cell table:number-columns-repeated="16384"/>
        </table:table-row>
      </table:table>
      <table:table table:name="Ark1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ndkøbsliste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omponent</text:p>
          </table:table-cell>
          <table:table-cell office:value-type="string" table:style-name="ce1">
            <text:p>Antal</text:p>
          </table:table-cell>
          <table:table-cell office:value-type="string" table:style-name="ce1">
            <text:p>Pris enhed</text:p>
          </table:table-cell>
          <table:table-cell office:value-type="string" table:style-name="ce1">
            <text:p>Pris tot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Link mouser: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BAA0XV2GT-001</text:p>
          </table:table-cell>
          <table:table-cell office:value-type="float" office:value="3" table:style-name="ce2">
            <text:p>3</text:p>
          </table:table-cell>
          <table:table-cell office:value-type="float" office:value="94.5" table:style-name="ce2">
            <text:p>94.5</text:p>
          </table:table-cell>
          <table:table-cell office:value-type="float" office:value="283.5" table:formula="of:=[.B3]*[.C3]" table:style-name="ce2">
            <text:p>283.5</text:p>
          </table:table-cell>
          <table:table-cell office:value-type="string" table:style-name="ce1">
            <text:p>1 Ekstra</text:p>
          </table:table-cell>
          <table:table-cell office:value-type="string" table:number-columns-spanned="17" table:number-rows-spanned="1" table:style-name="ce5">
            <text:p><text:a xlink:href="https://eu.mouser.com/ProductDetail/Murata-Electronics/LBAA0XV2GT-001?qs=2wMNvWM5ZX62gobY4BYcIQ%3D%3D&amp;utm_source=octopart&amp;utm_medium=aggregator&amp;utm_campaign=81-LBAA0XV2GT-001&amp;utm_content=Murata">https://eu.mouser.com/ProductDetail/Murata-Electronics/LBAA0XV2GT-001?qs=2wMNvWM5ZX62gobY4BYcIQ%3D%3D&amp;utm_source=octopart&amp;utm_medium=aggregator&amp;utm_campaign=81-LBAA0XV2GT-001&amp;utm_content=Murata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RFM96W-433S2</text:p>
          </table:table-cell>
          <table:table-cell office:value-type="float" office:value="3" table:style-name="ce2">
            <text:p>3</text:p>
          </table:table-cell>
          <table:table-cell office:value-type="float" office:value="54.82" table:style-name="ce2">
            <text:p>54.82</text:p>
          </table:table-cell>
          <table:table-cell office:value-type="float" office:value="164.46" table:formula="of:=[.B4]*[.C4]" table:style-name="ce2">
            <text:p>164.46</text:p>
          </table:table-cell>
          <table:table-cell office:value-type="string" table:style-name="ce1">
            <text:p>1 Ekstra</text:p>
          </table:table-cell>
          <table:table-cell office:value-type="string" table:number-columns-spanned="17" table:number-rows-spanned="1" table:style-name="ce5">
            <text:p><text:a xlink:href="https://www.tme.eu/it/en/details/rfm96w-433s2/rf-modules/hope-microelectronics/?utm_source=octopart.com&amp;utm_medium=cpc&amp;utm_campaign=compare-2025-04-06-IT">https://www.tme.eu/it/en/details/rfm96w-433s2/rf-modules/hope-microelectronics/?utm_source=octopart.com&amp;utm_medium=cpc&amp;utm_campaign=compare-2025-04-06-IT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LM1117MPX-3.3</text:p>
          </table:table-cell>
          <table:table-cell office:value-type="float" office:value="10" table:style-name="ce2">
            <text:p>10</text:p>
          </table:table-cell>
          <table:table-cell office:value-type="float" office:value="5.0599999999999996" table:style-name="ce3">
            <text:p>5.06</text:p>
          </table:table-cell>
          <table:table-cell office:value-type="float" office:value="50.599999999999994" table:formula="of:=[.B5]*[.C5]" table:style-name="ce2">
            <text:p>50.6</text:p>
          </table:table-cell>
          <table:table-cell office:value-type="string" table:style-name="ce1">
            <text:p>10 koster 8 kr mere, og de kan bruges fremover</text:p>
          </table:table-cell>
          <table:table-cell office:value-type="string" table:number-columns-spanned="17" table:number-rows-spanned="1" table:style-name="ce7">
            <text:p><text:a xlink:href="https://eu.mouser.com/ProductDetail/Texas-Instruments/LM1117MPX-3.3-NOPB?qs=X1J7HmVL2ZHRbBIxXi4utg%3D%3D">https://eu.mouser.com/ProductDetail/Texas-Instruments/LM1117MPX-3.3-NOPB?qs=X1J7HmVL2ZHRbBIxXi4utg%3D%3D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ESP32-S3-WROOM-1-N8R8</text:p>
          </table:table-cell>
          <table:table-cell office:value-type="float" office:value="3" table:style-name="ce2">
            <text:p>3</text:p>
          </table:table-cell>
          <table:table-cell office:value-type="float" office:value="25.7" table:style-name="ce3">
            <text:p>25.7</text:p>
          </table:table-cell>
          <table:table-cell office:value-type="float" office:value="77.099999999999994" table:formula="of:=[.B6]*[.C6]" table:style-name="ce2">
            <text:p>77.1</text:p>
          </table:table-cell>
          <table:table-cell office:value-type="string" table:style-name="ce1">
            <text:p>1 Ekstra</text:p>
          </table:table-cell>
          <table:table-cell office:value-type="string" table:number-columns-spanned="17" table:number-rows-spanned="1" table:style-name="ce5">
            <text:p><text:a xlink:href="https://www.mouser.dk/ProductDetail/Espressif-Systems/ESP32-S3-WROOM-1-N8R8?qs=7D1LtPJG0i3%2F28hKFavOpQ%3D%3D&amp;utm_source=octopart&amp;utm_medium=aggregator&amp;utm_campaign=356-EP32S3WROOM1N8R8&amp;utm_content=Espressif">https://www.mouser.dk/ProductDetail/Espressif-Systems/ESP32-S3-WROOM-1-N8R8?qs=7D1LtPJG0i3%2F28hKFavOpQ%3D%3D&amp;utm_source=octopart&amp;utm_medium=aggregator&amp;utm_campaign=356-EP32S3WROOM1N8R8&amp;utm_content=Espressif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USB-C</text:p>
          </table:table-cell>
          <table:table-cell office:value-type="float" office:value="3" table:style-name="ce2">
            <text:p>3</text:p>
          </table:table-cell>
          <table:table-cell office:value-type="float" office:value="6.13" table:style-name="ce3">
            <text:p>6.13</text:p>
          </table:table-cell>
          <table:table-cell office:value-type="float" office:value="18.39" table:formula="of:=[.B7]*[.C7]" table:style-name="ce2">
            <text:p>18.39</text:p>
          </table:table-cell>
          <table:table-cell office:value-type="string" table:style-name="ce1">
            <text:p>1 Ekstra</text:p>
          </table:table-cell>
          <table:table-cell office:value-type="string" table:number-columns-spanned="17" table:number-rows-spanned="1" table:style-name="ce5">
            <text:p><text:a xlink:href="https://dk.farnell.com/gct-global-connector-technology/usb4105-gf-a/usb-conn-2-0-type-c-rcpt-16pos/dp/3588205?CMP=GRHB-OCTOPART">https://dk.farnell.com/gct-global-connector-technology/usb4105-gf-a/usb-conn-2-0-type-c-rcpt-16pos/dp/3588205?CMP=GRHB-OCTOPART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SMA-connectors</text:p>
          </table:table-cell>
          <table:table-cell office:value-type="float" office:value="10" table:style-name="ce2">
            <text:p>10</text:p>
          </table:table-cell>
          <table:table-cell office:value-type="float" office:value="14.79" table:style-name="ce3">
            <text:p>14.79</text:p>
          </table:table-cell>
          <table:table-cell office:value-type="float" office:value="147.89999999999998" table:formula="of:=[.B8]*[.C8]" table:style-name="ce2">
            <text:p>147.9</text:p>
          </table:table-cell>
          <table:table-cell office:value-type="string" table:style-name="ce1">
            <text:p>Ekstra vi kommer sandsynligvis til at skulle bruge flere af dem her i frem tiden</text:p>
          </table:table-cell>
          <table:table-cell office:value-type="string" table:number-columns-spanned="17" table:number-rows-spanned="1" table:style-name="ce5">
            <text:p><text:a xlink:href="https://www.mouser.dk/ProductDetail/RF-Solutions/CON-SMA-EDGE?qs=UkDUCjYnTB3wOPRCaplkvw%3D%3D&amp;srsltid=AfmBOop7nwTGRf0TI4P7rwXoPKXuMwG0IWviq2iy2tuVeX4ooc8SPY_n9-A&amp;gQT=2">https://www.mouser.dk/ProductDetail/RF-Solutions/CON-SMA-EDGE?qs=UkDUCjYnTB3wOPRCaplkvw%3D%3D&amp;srsltid=AfmBOop7nwTGRf0TI4P7rwXoPKXuMwG0IWviq2iy2tuVeX4ooc8SPY_n9-A&amp;gQT=2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USB-UART</text:p>
          </table:table-cell>
          <table:table-cell office:value-type="float" office:value="2" table:style-name="ce2">
            <text:p>2</text:p>
          </table:table-cell>
          <table:table-cell office:value-type="float" office:value="34.06" table:style-name="ce3">
            <text:p>34.06</text:p>
          </table:table-cell>
          <table:table-cell office:value-type="float" office:value="68.12" table:formula="of:=[.B9]*[.C9]" table:style-name="ce2">
            <text:p>68.12</text:p>
          </table:table-cell>
          <table:table-cell table:style-name="ce1"/>
          <table:table-cell office:value-type="string" table:number-columns-spanned="17" table:number-rows-spanned="1" table:style-name="ce5">
            <text:p><text:a xlink:href="https://www.mouser.dk/ProductDetail/FTDI/FT232RNL-REEL?qs=By6Nw2ByBD3LSfXryh9qRQ%3D%3D">https://www.mouser.dk/ProductDetail/FTDI/FT232RNL-REEL?qs=By6Nw2ByBD3LSfXryh9qRQ%3D%3D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SD-card socket</text:p>
          </table:table-cell>
          <table:table-cell office:value-type="float" office:value="3" table:style-name="ce2">
            <text:p>3</text:p>
          </table:table-cell>
          <table:table-cell office:value-type="float" office:value="11.58" table:style-name="ce3">
            <text:p>11.58</text:p>
          </table:table-cell>
          <table:table-cell office:value-type="float" office:value="34.74" table:formula="of:=[.B10]*[.C10]" table:style-name="ce2">
            <text:p>34.74</text:p>
          </table:table-cell>
          <table:table-cell office:value-type="string" table:style-name="ce1">
            <text:p>1 Ekstra</text:p>
          </table:table-cell>
          <table:table-cell office:value-type="string" table:number-columns-spanned="17" table:number-rows-spanned="1" table:style-name="ce7">
            <text:p><text:a xlink:href="https://www.mouser.dk/ProductDetail/Amphenol-Commercial-Products/1140084168?qs=tcdQdce0DUrgPsHyuD5Law%3D%3D">https://www.mouser.dk/ProductDetail/Amphenol-Commercial-Products/1140084168?qs=tcdQdce0DUrgPsHyuD5Law%3D%3D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Switches</text:p>
          </table:table-cell>
          <table:table-cell office:value-type="float" office:value="4" table:style-name="ce2">
            <text:p>4</text:p>
          </table:table-cell>
          <table:table-cell office:value-type="float" office:value="1.21" table:style-name="ce2">
            <text:p>1.21</text:p>
          </table:table-cell>
          <table:table-cell office:value-type="float" office:value="4.84" table:formula="of:=[.B11]*[.C11]" table:style-name="ce2">
            <text:p>4.84</text:p>
          </table:table-cell>
          <table:table-cell table:style-name="ce1"/>
          <table:table-cell office:value-type="string" table:number-columns-spanned="17" table:number-rows-spanned="1" table:style-name="ce7">
            <text:p><text:a xlink:href="https://www.mouser.dk/ProductDetail/E-Switch/TL3305BF100QG?qs=IKkN%2F947nfDIPwqPQja%252BvQ%3D%3D&amp;_gl=1*1lra52n*_ga*MTcwNDc4NjQ1NS4xNzQ0MjY1NTg1*_ga_15W4STQT4T*MTc0NDI2NTU4NS4xLjAuMTc0NDI2NTU4Ni41OS4wLjA.">https://www.mouser.dk/ProductDetail/E-Switch/TL3305BF100QG?qs=IKkN%2F947nfDIPwqPQja%252BvQ%3D%3D&amp;_gl=1*1lra52n*_ga*MTcwNDc4NjQ1NS4xNzQ0MjY1NTg1*_ga_15W4STQT4T*MTc0NDI2NTU4NS4xLjAuMTc0NDI2NTU4Ni41OS4wLjA.</text:a>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 office:value-type="string" table:style-name="ce2">
            <text:p>Inductors</text:p>
          </table:table-cell>
          <table:table-cell office:value-type="float" office:value="3" table:style-name="ce2">
            <text:p>3</text:p>
          </table:table-cell>
          <table:table-cell office:value-type="float" office:value="1.78" table:style-name="ce2">
            <text:p>1.78</text:p>
          </table:table-cell>
          <table:table-cell office:value-type="float" office:value="5.34" table:formula="of:=[.B12]*[.C12]" table:style-name="ce2">
            <text:p>5.34</text:p>
          </table:table-cell>
          <table:table-cell office:value-type="string" table:style-name="ce1">
            <text:p>1 Ekstra</text:p>
          </table:table-cell>
          <table:table-cell office:value-type="string" table:style-name="ce2">
            <text:p><text:a xlink:href="https://www.mouser.dk/ProductDetail/ABRACON/ASPI-4030S-100M-T?qs=BLmuIjeT3qH3cD5M%252B06ufg%3D%3D&amp;srsltid=AfmBOopPONM_bxTOehzf62YUE3BzLkZCJ9owNEQ6jNABJnpy_IHRuG-N">https://www.mouser.dk/ProductDetail/ABRACON/ASPI-4030S-100M-T?qs=BLmuIjeT3qH3cD5M%252B06ufg%3D%3D&amp;srsltid=AfmBOopPONM_bxTOehzf62YUE3BzLkZCJ9owNEQ6jNABJnpy_IHRuG-N</text:a></text:p>
          </table:table-cell>
          <table:table-cell table:number-columns-repeated="16" table:style-name="ce2"/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Total for komonenter: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854.99000000000012" table:formula="of:=SUM([.D3:.D12])" table:style-name="ce1">
            <text:p>854.99</text:p>
          </table:table-cell>
          <table:table-cell office:value-type="string" table:style-name="ce1">
            <text:p>dkk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CB</text:p>
          </table:table-cell>
          <table:table-cell office:value-type="string" table:style-name="ce1">
            <text:p>For 5 PCB'er</text:p>
          </table:table-cell>
          <table:table-cell office:value-type="string" table:style-name="ce1">
            <text:p>Fragt</text:p>
          </table:table-cell>
          <table:table-cell office:value-type="string" table:style-name="ce1">
            <text:p>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 JLC. Den billigeste blyfri</text:p>
          </table:table-cell>
          <table:table-cell office:value-type="string" table:style-name="ce1">
            <text:p>22,34</text:p>
          </table:table-cell>
          <table:table-cell office:value-type="string" table:style-name="ce1">
            <text:p>135,46</text:p>
          </table:table-cell>
          <table:table-cell office:value-type="string" table:style-name="ce8">
            <text:p><text:a xlink:href="https://cart.jlcpcb.com/quote?orderType=1&amp;stencilLayer=2&amp;stencilWidth=100&amp;stencilLength=100">https://cart.jlcpcb.com/quote?orderType=1&amp;stencilLayer=2&amp;stencilWidth=100&amp;stencilLength=100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s JLC. Med ENIG</text:p>
          </table:table-cell>
          <table:table-cell table:number-columns-repeated="16383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Link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Malthe Holm Sennels</dc:creator>
    <meta:creation-date>2025-04-07T20:52:33Z</meta:creation-date>
    <dc:date>2025-04-10T06:35:21Z</dc:date>
    <meta:editing-cycles>1</meta:editing-cycles>
    <meta:editing-duration>PT3509S</meta:editing-duration>
  </office:meta>
</office:document-meta>
</file>